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Test_overflow.test_overflow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y.setSelf( Entity sel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Test_overflow.test_over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